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3" svg:font-family="'Courier New'" style:font-adornments="Regular" style:font-family-generic="modern" style:font-pitch="fixed"/>
    <style:font-face style:name="Courier New2" svg:font-family="'Courier New'" style:font-adornments="Regular" style:font-family-generic="moder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07cm" fo:min-width="3.19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851cm" fo:min-width="2.664cm"/>
    </style:style>
    <style:style style:name="gr4" style:family="graphic" style:parent-style-name="standard">
      <style:graphic-properties draw:textarea-horizontal-align="justify" draw:textarea-vertical-align="middle" draw:auto-grow-height="false" fo:min-height="2.051cm" fo:min-width="2.664cm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4.9cm"/>
    </style:style>
    <style:style style:name="gr6" style:family="graphic" style:parent-style-name="standard">
      <style:graphic-properties draw:textarea-horizontal-align="justify" draw:textarea-vertical-align="middle" draw:auto-grow-height="false" fo:min-height="1.1cm" fo:min-width="2.8cm"/>
    </style:style>
    <style:style style:name="gr7" style:family="graphic" style:parent-style-name="objectwithoutfill">
      <style:graphic-properties draw:marker-end="Arrow" draw:marker-end-width="0.3cm" draw:fill="none" draw:textarea-horizontal-align="right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standard">
      <style:graphic-properties draw:textarea-horizontal-align="justify" draw:textarea-vertical-align="middle" draw:auto-grow-height="false" fo:min-height="1.851cm" fo:min-width="3.394cm"/>
    </style:style>
    <style:style style:name="gr10" style:family="graphic" style:parent-style-name="objectwithoutfill">
      <style:graphic-properties draw:marker-end="Arrow" draw:marker-end-width="0.3cm" draw:fill="none"/>
    </style:style>
    <style:style style:name="gr11" style:family="graphic" style:parent-style-name="standard">
      <style:graphic-properties draw:stroke="none" svg:stroke-color="#000000" draw:fill="none" draw:fill-color="#ffffff" fo:min-height="1.051cm"/>
    </style:style>
    <style:style style:name="gr12" style:family="graphic" style:parent-style-name="standard">
      <style:graphic-properties draw:textarea-horizontal-align="justify" draw:textarea-vertical-align="middle" draw:auto-grow-height="false" fo:min-height="1.951cm" fo:min-width="2.908cm"/>
    </style:style>
    <style:style style:name="gr13" style:family="graphic" style:parent-style-name="objectwithoutfill">
      <style:graphic-properties draw:fill="none"/>
    </style:style>
    <style:style style:name="gr14" style:family="graphic" style:parent-style-name="objectwithoutfill">
      <style:graphic-properties draw:fill="none"/>
    </style:style>
    <style:style style:name="gr15" style:family="graphic" style:parent-style-name="standard">
      <style:graphic-properties draw:textarea-horizontal-align="justify" draw:textarea-vertical-align="middle" draw:auto-grow-height="false" fo:min-height="1.35cm" fo:min-width="2.768cm"/>
    </style:style>
    <style:style style:name="gr16" style:family="graphic" style:parent-style-name="standard">
      <style:graphic-properties draw:stroke="none" svg:stroke-color="#000000" draw:fill="none" draw:fill-color="#ffffff" fo:min-height="1.576cm"/>
    </style:style>
    <style:style style:name="gr17" style:family="graphic" style:parent-style-name="standard">
      <style:graphic-properties draw:textarea-horizontal-align="justify" draw:textarea-vertical-align="middle" draw:auto-grow-height="false" fo:min-height="0.738cm" fo:min-width="2.386cm"/>
    </style:style>
    <style:style style:name="gr18" style:family="graphic" style:parent-style-name="standard">
      <style:graphic-properties draw:stroke="none" svg:stroke-color="#000000" draw:fill="none" draw:fill-color="#ffffff" fo:min-height="1.75cm"/>
    </style:style>
    <style:style style:name="gr19" style:family="graphic" style:parent-style-name="standard">
      <style:graphic-properties draw:stroke="none" svg:stroke-color="#000000" draw:fill="none" draw:fill-color="#ffffff" fo:min-height="1.059cm"/>
    </style:style>
    <style:style style:name="gr20" style:family="graphic" style:parent-style-name="standard">
      <style:graphic-properties draw:textarea-horizontal-align="justify" draw:textarea-vertical-align="middle" draw:auto-grow-height="false" fo:min-height="1.751cm" fo:min-width="2.724cm"/>
    </style:style>
    <style:style style:name="gr21" style:family="graphic" style:parent-style-name="standard">
      <style:graphic-properties draw:textarea-horizontal-align="justify" draw:textarea-vertical-align="middle" draw:auto-grow-height="false" fo:min-height="1.651cm" fo:min-width="2.968cm"/>
    </style:style>
    <style:style style:name="gr22" style:family="graphic" style:parent-style-name="standard">
      <style:graphic-properties draw:stroke="none" svg:stroke-color="#000000" draw:fill="none" draw:fill-color="#ffffff" fo:min-height="0.75cm"/>
    </style:style>
    <style:style style:name="gr23" style:family="graphic" style:parent-style-name="standard">
      <style:graphic-properties draw:textarea-horizontal-align="justify" draw:textarea-vertical-align="middle" draw:auto-grow-height="false" fo:min-height="1.851cm" fo:min-width="3.334cm"/>
    </style:style>
    <style:style style:name="gr24" style:family="graphic" style:parent-style-name="standard">
      <style:graphic-properties draw:textarea-horizontal-align="justify" draw:textarea-vertical-align="middle" draw:auto-grow-height="false" fo:min-height="1.951cm" fo:min-width="3.394cm"/>
    </style:style>
    <style:style style:name="gr25" style:family="graphic" style:parent-style-name="standard">
      <style:graphic-properties draw:textarea-horizontal-align="justify" draw:textarea-vertical-align="middle" draw:auto-grow-height="false" fo:min-height="2.051cm" fo:min-width="2.835cm"/>
    </style:style>
    <style:style style:name="gr26" style:family="graphic" style:parent-style-name="standard">
      <style:graphic-properties draw:textarea-horizontal-align="justify" draw:textarea-vertical-align="middle" draw:auto-grow-height="false" fo:min-height="1.95cm" fo:min-width="4.981cm"/>
    </style:style>
    <style:style style:name="gr27" style:family="graphic" style:parent-style-name="standard">
      <style:graphic-properties draw:textarea-horizontal-align="justify" draw:textarea-vertical-align="middle" draw:auto-grow-height="false" fo:min-height="2.151cm" fo:min-width="2.724cm"/>
    </style:style>
    <style:style style:name="gr28" style:family="graphic" style:parent-style-name="standard">
      <style:graphic-properties draw:textarea-horizontal-align="justify" draw:textarea-vertical-align="middle" draw:auto-grow-height="false" fo:min-height="1.75cm" fo:min-width="3.7cm"/>
    </style:style>
    <style:style style:name="gr29" style:family="graphic" style:parent-style-name="standard">
      <style:graphic-properties draw:textarea-horizontal-align="justify" draw:textarea-vertical-align="middle" draw:auto-grow-height="false" fo:min-height="2.151cm" fo:min-width="3.454cm"/>
    </style:style>
    <style:style style:name="gr30" style:family="graphic" style:parent-style-name="standard">
      <style:graphic-properties draw:textarea-horizontal-align="justify" draw:textarea-vertical-align="middle" draw:auto-grow-height="false" fo:min-height="1.55cm" fo:min-width="2.634cm"/>
    </style:style>
    <style:style style:name="gr31" style:family="graphic" style:parent-style-name="standard">
      <style:graphic-properties draw:stroke="none" svg:stroke-color="#000000" draw:fill="none" draw:fill-color="#ffffff" fo:min-height="0.726cm"/>
    </style:style>
    <style:style style:name="gr32" style:family="graphic" style:parent-style-name="standard">
      <style:graphic-properties draw:textarea-horizontal-align="justify" draw:textarea-vertical-align="middle" draw:auto-grow-height="false" fo:min-height="1.614cm" fo:min-width="2.53cm"/>
    </style:style>
    <style:style style:name="gr33" style:family="graphic" style:parent-style-name="standard">
      <style:graphic-properties draw:textarea-horizontal-align="justify" draw:textarea-vertical-align="middle" draw:auto-grow-height="false" fo:min-height="1.348cm" fo:min-width="2.134cm"/>
    </style:style>
    <style:style style:name="gr34" style:family="graphic" style:parent-style-name="standard">
      <style:graphic-properties draw:textarea-horizontal-align="justify" draw:textarea-vertical-align="middle" draw:auto-grow-height="false" fo:min-height="1.614cm" fo:min-width="1.962cm"/>
    </style:style>
    <style:style style:name="gr35" style:family="graphic" style:parent-style-name="standard">
      <style:graphic-properties draw:textarea-horizontal-align="justify" draw:textarea-vertical-align="middle" draw:auto-grow-height="false" fo:min-height="1.347cm" fo:min-width="2.634cm"/>
    </style:style>
    <style:style style:name="gr36" style:family="graphic" style:parent-style-name="standard">
      <style:graphic-properties draw:textarea-horizontal-align="justify" draw:textarea-vertical-align="middle" draw:auto-grow-height="false" fo:min-height="1.378cm" fo:min-width="1.985cm"/>
    </style:style>
    <style:style style:name="gr37" style:family="graphic" style:parent-style-name="standard">
      <style:graphic-properties draw:textarea-horizontal-align="justify" draw:textarea-vertical-align="middle" draw:auto-grow-height="false" fo:min-height="0.77cm" fo:min-width="2.076cm"/>
    </style:style>
    <style:style style:name="gr38" style:family="graphic" style:parent-style-name="standard">
      <style:graphic-properties draw:textarea-horizontal-align="justify" draw:textarea-vertical-align="middle" draw:auto-grow-height="false" fo:min-height="1.613cm" fo:min-width="4.566cm"/>
    </style:style>
    <style:style style:name="gr39" style:family="graphic" style:parent-style-name="standard">
      <style:graphic-properties draw:textarea-horizontal-align="justify" draw:textarea-vertical-align="middle" draw:auto-grow-height="false" fo:min-height="0.726cm" fo:min-width="2.205cm"/>
    </style:style>
    <style:style style:name="gr40" style:family="graphic" style:parent-style-name="standard">
      <style:graphic-properties draw:textarea-horizontal-align="justify" draw:textarea-vertical-align="middle" draw:auto-grow-height="false" fo:min-height="0.815cm" fo:min-width="1.304cm"/>
    </style:style>
    <style:style style:name="gr41" style:family="graphic" style:parent-style-name="standard">
      <style:graphic-properties draw:textarea-horizontal-align="justify" draw:textarea-vertical-align="middle" draw:auto-grow-height="false" fo:min-height="1.88cm" fo:min-width="1.852cm"/>
    </style:style>
    <style:style style:name="gr42" style:family="graphic" style:parent-style-name="standard">
      <style:graphic-properties draw:stroke="none" svg:stroke-color="#000000" draw:fill="none" draw:fill-color="#ffffff" fo:min-height="0.548cm"/>
    </style:style>
    <style:style style:name="gr43" style:family="graphic" style:parent-style-name="standard">
      <style:graphic-properties draw:textarea-horizontal-align="justify" draw:textarea-vertical-align="middle" draw:auto-grow-height="false" fo:min-height="0.548cm" fo:min-width="1.476cm"/>
    </style:style>
    <style:style style:name="gr44" style:family="graphic" style:parent-style-name="standard">
      <style:graphic-properties draw:stroke="none" svg:stroke-color="#000000" draw:fill="none" draw:fill-color="#ffffff" fo:min-height="0.442cm"/>
    </style:style>
    <style:style style:name="gr45" style:family="graphic" style:parent-style-name="standard">
      <style:graphic-properties draw:textarea-horizontal-align="justify" draw:textarea-vertical-align="middle" draw:auto-grow-height="false" fo:min-height="1.298cm" fo:min-width="2.054cm"/>
    </style:style>
    <style:style style:name="gr46" style:family="graphic" style:parent-style-name="standard">
      <style:graphic-properties draw:textarea-horizontal-align="justify" draw:textarea-vertical-align="middle" draw:auto-grow-height="false" fo:min-height="1.251cm" fo:min-width="1.69cm"/>
    </style:style>
    <style:style style:name="gr47" style:family="graphic" style:parent-style-name="standard">
      <style:graphic-properties draw:stroke="none" svg:stroke-color="#000000" draw:fill="none" draw:fill-color="#ffffff" fo:min-height="0.55cm"/>
    </style:style>
    <style:style style:name="gr48" style:family="graphic" style:parent-style-name="standard">
      <style:graphic-properties svg:stroke-color="#000000" draw:textarea-horizontal-align="justify" draw:textarea-vertical-align="middle" draw:auto-grow-height="false" fo:min-height="1.15cm" fo:min-width="2.6cm"/>
    </style:style>
    <style:style style:name="gr49" style:family="graphic" style:parent-style-name="objectwithoutfill">
      <style:graphic-properties svg:stroke-color="#000000" draw:fill="none"/>
    </style:style>
    <style:style style:name="gr50" style:family="graphic" style:parent-style-name="objectwithoutfill">
      <style:graphic-properties svg:stroke-color="#000000" draw:marker-end="Arrow" draw:marker-end-width="0.3cm" draw:fill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margin-left="-0.3cm" fo:margin-right="0.8cm" fo:text-indent="0.8cm"/>
    </style:style>
    <style:style style:name="P5" style:family="paragraph">
      <loext:graphic-properties draw:fill="none"/>
      <style:paragraph-properties fo:margin-left="-0.3cm" fo:margin-right="0.8cm" fo:text-align="center" fo:text-indent="0.8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2.065cm" svg:x="8.3cm" svg:y="1.6cm">
          <text:p text:style-name="P1">Start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2" draw:layer="layout" svg:x1="10.384cm" svg:y1="3.665cm" svg:x2="10.384cm" svg:y2="5.509cm">
          <text:p/>
        </draw:line>
        <draw:custom-shape draw:style-name="gr3" draw:text-style-name="P1" draw:layer="layout" svg:width="5.2cm" svg:height="2.1cm" svg:x="7.8cm" svg:y="5.4cm">
          <text:p text:style-name="P1">Login Screen</text:p>
          <text:p text:style-name="P1">Displayed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2" draw:layer="layout" svg:x1="10.3cm" svg:y1="7.5cm" svg:x2="10.3cm" svg:y2="9.4cm">
          <text:p/>
        </draw:line>
        <draw:custom-shape draw:style-name="gr4" draw:text-style-name="P1" draw:layer="layout" svg:width="5.2cm" svg:height="2.3cm" svg:x="7.5cm" svg:y="9.2cm">
          <text:p text:style-name="P1">Input Username</text:p>
          <text:p text:style-name="P1">And Passwor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2" draw:layer="layout" svg:x1="10.1cm" svg:y1="11.5cm" svg:x2="10.1cm" svg:y2="13.3cm">
          <text:p/>
        </draw:line>
        <draw:custom-shape draw:style-name="gr5" draw:text-style-name="P1" draw:layer="layout" svg:width="5.4cm" svg:height="2.5cm" svg:x="7.4cm" svg:y="13.3cm">
          <text:p text:style-name="P1">Validate Username</text:p>
          <text:p text:style-name="P1">And Password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0.2cm" svg:y1="15.8cm" svg:x2="10.2cm" svg:y2="17.7cm">
          <text:p/>
        </draw:line>
        <draw:custom-shape draw:style-name="gr6" draw:text-style-name="P1" draw:layer="layout" svg:width="6.6cm" svg:height="2.7cm" svg:x="6.9cm" svg:y="17.7cm">
          <text:p text:style-name="P1">Username AND</text:p>
          <text:p text:style-name="P1">Password Correc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7" draw:text-style-name="P2" draw:layer="layout" svg:x1="10.2cm" svg:y1="20.4cm" svg:x2="10.2cm" svg:y2="22.6cm">
          <text:p/>
        </draw:line>
        <draw:frame draw:style-name="gr8" draw:text-style-name="P3" draw:layer="layout" svg:width="2cm" svg:height="1.1cm" svg:x="8.1cm" svg:y="20.7cm">
          <draw:text-box>
            <text:p>Yes</text:p>
          </draw:text-box>
        </draw:frame>
        <draw:custom-shape draw:style-name="gr9" draw:text-style-name="P1" draw:layer="layout" svg:width="6.4cm" svg:height="2.1cm" svg:x="6.5cm" svg:y="22.5cm">
          <text:p text:style-name="P1">Display Account</text:p>
          <text:p text:style-name="P1">Graphical</text:p>
          <text:p text:style-name="P1">User Interfac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2" draw:layer="layout" svg:x1="9.9cm" svg:y1="24.8cm" svg:x2="9.9cm" svg:y2="27.1cm">
          <text:p/>
        </draw:line>
        <draw:frame draw:style-name="gr11" draw:text-style-name="P3" draw:layer="layout" svg:width="4.1cm" svg:height="1.309cm" svg:x="8cm" svg:y="27.1cm">
          <draw:text-box>
            <text:p>See Figure __</text:p>
          </draw:text-box>
        </draw:frame>
        <draw:custom-shape draw:style-name="gr12" draw:text-style-name="P1" draw:layer="layout" svg:width="5.6cm" svg:height="2.2cm" svg:x="14.3cm" svg:y="13.5cm">
          <text:p text:style-name="P1">Display</text:p>
          <text:p text:style-name="P1">ErrorMessage1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3" draw:text-style-name="P2" draw:layer="layout" svg:x1="13.5cm" svg:y1="19cm" svg:x2="17.3cm" svg:y2="19cm">
          <text:p text:style-name="P1">No</text:p>
        </draw:line>
        <draw:line draw:style-name="gr10" draw:text-style-name="P2" draw:layer="layout" svg:x1="17.268cm" svg:y1="19cm" svg:x2="17.268cm" svg:y2="15.7cm">
          <text:p/>
        </draw:line>
        <draw:line draw:style-name="gr14" draw:text-style-name="P2" draw:layer="layout" svg:x1="17.2cm" svg:y1="13.5cm" svg:x2="17.2cm" svg:y2="10.4cm">
          <text:p/>
        </draw:line>
        <draw:line draw:style-name="gr10" draw:text-style-name="P2" draw:layer="layout" svg:x1="17.2cm" svg:y1="10.4cm" svg:x2="12.2cm" svg:y2="10.4cm">
          <text:p/>
        </draw:line>
        <draw:custom-shape draw:style-name="gr15" draw:text-style-name="P1" draw:layer="layout" svg:width="4.9cm" svg:height="1.6cm" svg:x="0.615cm" svg:y="13.74cm">
          <text:p text:style-name="P1">Saved </text:p>
          <text:p text:style-name="P1">Username and</text:p>
          <text:p text:style-name="P1">Password Data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0" draw:text-style-name="P2" draw:layer="layout" svg:x1="7.415cm" svg:y1="14.54cm" svg:x2="4.815cm" svg:y2="14.54cm">
          <text:p/>
        </draw:line>
      </draw:page>
      <draw:page draw:name="page2" draw:style-name="dp1" draw:master-page-name="Default">
        <draw:frame draw:style-name="gr8" draw:text-style-name="P4" draw:layer="layout" svg:width="4.8cm" svg:height="1.1cm" svg:x="8.215cm" svg:y="0.84cm">
          <draw:text-box>
            <text:p>See Figure __</text:p>
          </draw:text-box>
        </draw:frame>
        <draw:line draw:style-name="gr10" draw:text-style-name="P5" draw:layer="layout" svg:x1="10.015cm" svg:y1="1.54cm" svg:x2="10.015cm" svg:y2="3.44cm">
          <text:p/>
        </draw:line>
        <draw:custom-shape draw:style-name="gr6" draw:text-style-name="P1" draw:layer="layout" svg:width="6.6cm" svg:height="2.7cm" svg:x="6.727cm" svg:y="3.44cm">
          <text:p text:style-name="P1">Select Task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4" draw:text-style-name="P5" draw:layer="layout" svg:x1="17.315cm" svg:y1="4.74cm" svg:x2="13.315cm" svg:y2="4.74cm">
          <text:p/>
        </draw:line>
        <draw:line draw:style-name="gr10" draw:text-style-name="P5" draw:layer="layout" svg:x1="3.215cm" svg:y1="4.74cm" svg:x2="3.215cm" svg:y2="7.74cm">
          <text:p/>
        </draw:line>
        <draw:line draw:style-name="gr14" draw:text-style-name="P5" draw:layer="layout" svg:x1="6.715cm" svg:y1="4.74cm" svg:x2="3.215cm" svg:y2="4.74cm">
          <text:p/>
        </draw:line>
        <draw:line draw:style-name="gr10" draw:text-style-name="P5" draw:layer="layout" svg:x1="17.315cm" svg:y1="4.74cm" svg:x2="17.315cm" svg:y2="7.64cm">
          <text:p/>
        </draw:line>
        <draw:line draw:style-name="gr10" draw:text-style-name="P5" draw:layer="layout" svg:x1="7.815cm" svg:y1="5.24cm" svg:x2="7.815cm" svg:y2="10.34cm">
          <text:p/>
        </draw:line>
        <draw:frame draw:style-name="gr11" draw:text-style-name="P4" draw:layer="layout" svg:width="4.5cm" svg:height="1.301cm" svg:x="2.515cm" svg:y="3.94cm">
          <draw:text-box>
            <text:p>Select Lesson</text:p>
          </draw:text-box>
        </draw:frame>
        <draw:frame draw:style-name="gr11" draw:text-style-name="P4" draw:layer="layout" svg:width="5.3cm" svg:height="1.301cm" svg:x="12.815cm" svg:y="4.04cm">
          <draw:text-box>
            <text:p>Select Homework</text:p>
          </draw:text-box>
        </draw:frame>
        <draw:frame draw:style-name="gr16" draw:text-style-name="P4" draw:layer="layout" svg:width="3.1cm" svg:height="1.838cm" svg:x="5.115cm" svg:y="5.602cm">
          <draw:text-box>
            <text:p>Select</text:p>
            <text:p>Database</text:p>
            <text:p>View</text:p>
          </draw:text-box>
        </draw:frame>
        <draw:custom-shape draw:style-name="gr3" draw:text-style-name="P1" draw:layer="layout" svg:width="5.2cm" svg:height="2.1cm" svg:x="4.815cm" svg:y="10.24cm">
          <text:p text:style-name="P1">Personal</text:p>
          <text:p text:style-name="P1">Database</text:p>
          <text:p text:style-name="P1">Displayed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8" draw:text-style-name="P3" draw:layer="layout" svg:width="2.5cm" svg:height="1.309cm" svg:x="12.415cm" svg:y="5.64cm">
          <draw:text-box>
            <text:p>Log Out</text:p>
          </draw:text-box>
        </draw:frame>
        <draw:line draw:style-name="gr14" draw:text-style-name="P2" draw:layer="layout" svg:x1="12.115cm" svg:y1="5.34cm" svg:x2="12.115cm" svg:y2="6.94cm">
          <text:p/>
        </draw:line>
        <draw:line draw:style-name="gr14" draw:text-style-name="P2" draw:layer="layout" svg:x1="13.815cm" svg:y1="6.94cm" svg:x2="11.015cm" svg:y2="6.94cm">
          <text:p/>
        </draw:line>
        <draw:line draw:style-name="gr10" draw:text-style-name="P2" draw:layer="layout" svg:x1="11.015cm" svg:y1="6.94cm" svg:x2="11.015cm" svg:y2="7.74cm">
          <text:p/>
        </draw:line>
        <draw:line draw:style-name="gr10" draw:text-style-name="P2" draw:layer="layout" svg:x1="13.849cm" svg:y1="6.94cm" svg:x2="13.849cm" svg:y2="7.84cm">
          <text:p/>
        </draw:line>
        <draw:custom-shape draw:style-name="gr17" draw:text-style-name="P1" draw:layer="layout" svg:width="3.2cm" svg:height="1.4cm" svg:x="12.215cm" svg:y="7.84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8" draw:text-style-name="P3" draw:layer="layout" svg:width="2.5cm" svg:height="2cm" svg:x="9.715cm" svg:y="7.94cm">
          <draw:text-box>
            <text:p>See Figure __</text:p>
          </draw:text-box>
        </draw:frame>
        <draw:frame draw:style-name="gr19" draw:text-style-name="P3" draw:layer="layout" svg:width="4.7cm" svg:height="1.309cm" svg:x="0.915cm" svg:y="7.94cm">
          <draw:text-box>
            <text:p>See Figure __</text:p>
          </draw:text-box>
        </draw:frame>
        <draw:frame draw:style-name="gr19" draw:text-style-name="P3" draw:layer="layout" svg:width="4.5cm" svg:height="1.309cm" svg:x="15.815cm" svg:y="7.94cm">
          <draw:text-box>
            <text:p>See Figure __</text:p>
          </draw:text-box>
        </draw:frame>
        <draw:line draw:style-name="gr10" draw:text-style-name="P2" draw:layer="layout" svg:x1="7.315cm" svg:y1="12.34cm" svg:x2="7.315cm" svg:y2="14.24cm">
          <text:p/>
        </draw:line>
        <draw:custom-shape draw:style-name="gr20" draw:text-style-name="P1" draw:layer="layout" svg:width="5.3cm" svg:height="2cm" svg:x="4.315cm" svg:y="14.24cm">
          <text:p text:style-name="P1">User Select</text:p>
          <text:p text:style-name="P1">Retur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2" draw:layer="layout" svg:x1="9.115cm" svg:y1="15.24cm" svg:x2="11.815cm" svg:y2="15.24cm">
          <text:p/>
        </draw:line>
        <draw:frame draw:style-name="gr19" draw:text-style-name="P3" draw:layer="layout" svg:width="4.8cm" svg:height="1.309cm" svg:x="11.815cm" svg:y="14.74cm">
          <draw:text-box>
            <text:p>See Figure __</text:p>
          </draw:text-box>
        </draw:frame>
        <draw:custom-shape draw:style-name="gr21" draw:text-style-name="P1" draw:layer="layout" svg:width="5.2cm" svg:height="1.9cm" svg:x="11.715cm" svg:y="10.24cm">
          <text:p text:style-name="P1">User Records</text:p>
          <text:p text:style-name="P1">Databas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0" draw:text-style-name="P2" draw:layer="layout" svg:x1="11.715cm" svg:y1="11.24cm" svg:x2="9.515cm" svg:y2="11.24cm">
          <text:p/>
        </draw:line>
      </draw:page>
      <draw:page draw:name="page3" draw:style-name="dp1" draw:master-page-name="Default">
        <draw:frame draw:style-name="gr22" draw:text-style-name="P3" draw:layer="layout" svg:width="6cm" svg:height="1cm" svg:x="8.315cm" svg:y="0.94cm">
          <draw:text-box>
            <text:p>See Figure __</text:p>
          </draw:text-box>
        </draw:frame>
        <draw:line draw:style-name="gr10" draw:text-style-name="P2" draw:layer="layout" svg:x1="10.315cm" svg:y1="1.54cm" svg:x2="10.315cm" svg:y2="3.34cm">
          <text:p/>
        </draw:line>
        <draw:custom-shape draw:style-name="gr23" draw:text-style-name="P1" draw:layer="layout" svg:width="6.3cm" svg:height="2.1cm" svg:x="7.215cm" svg:y="3.34cm">
          <text:p text:style-name="P1">Display</text:p>
          <text:p text:style-name="P1">Selected</text:p>
          <text:p text:style-name="P1">Lesson</text:p>
          <text:p text:style-name="P1">Menu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2" draw:layer="layout" svg:x1="10.315cm" svg:y1="5.54cm" svg:x2="10.315cm" svg:y2="7.44cm">
          <text:p/>
        </draw:line>
        <draw:custom-shape draw:style-name="gr24" draw:text-style-name="P1" draw:layer="layout" svg:width="6.4cm" svg:height="2.2cm" svg:x="6.815cm" svg:y="7.34cm">
          <text:p text:style-name="P1">Select</text:p>
          <text:p text:style-name="P1">Lesson</text:p>
          <text:p text:style-name="P1">Secti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2" draw:layer="layout" svg:x1="12.315cm" svg:y1="12.64cm" svg:x2="15.215cm" svg:y2="12.64cm">
          <text:p/>
        </draw:line>
        <draw:custom-shape draw:style-name="gr25" draw:text-style-name="P1" draw:layer="layout" svg:width="5.481cm" svg:height="2.3cm" svg:x="14.633cm" svg:y="11.6cm">
          <text:p text:style-name="P1">Select Next</text:p>
          <text:p text:style-name="P1">Pa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2" draw:layer="layout" svg:x1="17.415cm" svg:y1="13.94cm" svg:x2="17.415cm" svg:y2="15.74cm">
          <text:p/>
        </draw:line>
        <draw:custom-shape draw:style-name="gr26" draw:text-style-name="P1" draw:layer="layout" svg:width="5.481cm" svg:height="2.2cm" svg:x="14.715cm" svg:y="15.74cm">
          <text:p text:style-name="P1">Move To</text:p>
          <text:p text:style-name="P1">Next Pag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" draw:layer="layout" svg:width="6.4cm" svg:height="2.2cm" svg:x="6.615cm" svg:y="11.44cm">
          <text:p text:style-name="P1">Display New</text:p>
          <text:p text:style-name="P1">Pa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2" draw:layer="layout" svg:x1="7.215cm" svg:y1="12.84cm" svg:x2="5.215cm" svg:y2="12.84cm">
          <text:p/>
        </draw:line>
        <draw:custom-shape draw:style-name="gr27" draw:text-style-name="P1" draw:layer="layout" svg:width="5.3cm" svg:height="2.4cm" svg:x="0.515cm" svg:y="11.64cm">
          <text:p text:style-name="P1">Select</text:p>
          <text:p text:style-name="P1">Previous</text:p>
          <text:p text:style-name="P1">Pa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0" draw:text-style-name="P2" draw:layer="layout" svg:x1="2.915cm" svg:y1="14.04cm" svg:x2="2.915cm" svg:y2="15.84cm">
          <text:p/>
        </draw:line>
        <draw:custom-shape draw:style-name="gr28" draw:text-style-name="P1" draw:layer="layout" svg:width="4.2cm" svg:height="2cm" svg:x="0.515cm" svg:y="15.84cm">
          <text:p text:style-name="P1">Move To</text:p>
          <text:p text:style-name="P1">Previous</text:p>
          <text:p text:style-name="P1">Page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9.615cm" svg:y1="13.64cm" svg:x2="9.615cm" svg:y2="17.54cm">
          <text:p/>
        </draw:line>
        <draw:custom-shape draw:style-name="gr29" draw:text-style-name="P1" draw:layer="layout" svg:width="6.5cm" svg:height="2.4cm" svg:x="6.515cm" svg:y="17.54cm">
          <text:p text:style-name="P1">Select</text:p>
          <text:p text:style-name="P1">Finish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0" draw:text-style-name="P1" draw:layer="layout" svg:width="4.7cm" svg:height="1.8cm" svg:x="15.415cm" svg:y="3.54cm">
          <text:p text:style-name="P1">Hard-Coded</text:p>
          <text:p text:style-name="P1">Lessons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0" draw:text-style-name="P2" draw:layer="layout" svg:x1="15.415cm" svg:y1="4.44cm" svg:x2="12.815cm" svg:y2="4.44cm">
          <text:p/>
        </draw:line>
        <draw:line draw:style-name="gr10" draw:text-style-name="P2" draw:layer="layout" svg:x1="9.715cm" svg:y1="20.04cm" svg:x2="9.715cm" svg:y2="22.34cm">
          <text:p/>
        </draw:line>
        <draw:frame draw:style-name="gr8" draw:text-style-name="P3" draw:layer="layout" svg:width="4.6cm" svg:height="1.1cm" svg:x="7.415cm" svg:y="22.54cm">
          <draw:text-box>
            <text:p>See Figure __</text:p>
          </draw:text-box>
        </draw:frame>
        <draw:line draw:style-name="gr10" draw:text-style-name="P2" draw:layer="layout" svg:x1="9.915cm" svg:y1="9.54cm" svg:x2="9.915cm" svg:y2="11.44cm">
          <text:p/>
        </draw:line>
        <draw:line draw:style-name="gr14" draw:text-style-name="P2" draw:layer="layout" svg:x1="4.715cm" svg:y1="16.84cm" svg:x2="7.415cm" svg:y2="16.84cm">
          <text:p/>
        </draw:line>
        <draw:line draw:style-name="gr14" draw:text-style-name="P2" draw:layer="layout" svg:x1="14.715cm" svg:y1="16.84cm" svg:x2="11.615cm" svg:y2="16.84cm">
          <text:p/>
        </draw:line>
        <draw:line draw:style-name="gr10" draw:text-style-name="P2" draw:layer="layout" svg:x1="7.415cm" svg:y1="16.84cm" svg:x2="7.415cm" svg:y2="13.64cm">
          <text:p/>
        </draw:line>
        <draw:line draw:style-name="gr10" draw:text-style-name="P2" draw:layer="layout" svg:x1="11.615cm" svg:y1="16.84cm" svg:x2="11.615cm" svg:y2="13.64cm">
          <text:p/>
        </draw:line>
      </draw:page>
      <draw:page draw:name="page4" draw:style-name="dp1" draw:master-page-name="Default">
        <draw:frame draw:style-name="gr31" draw:text-style-name="P3" draw:layer="layout" svg:width="4.121cm" svg:height="1.309cm" svg:x="8.041cm" svg:y="0.94cm">
          <draw:text-box>
            <text:p>See Figure __</text:p>
          </draw:text-box>
        </draw:frame>
        <draw:line draw:style-name="gr10" draw:text-style-name="P2" draw:layer="layout" svg:x1="9.844cm" svg:y1="1.561cm" svg:x2="9.844cm" svg:y2="3.424cm">
          <text:p/>
        </draw:line>
        <draw:custom-shape draw:style-name="gr32" draw:text-style-name="P1" draw:layer="layout" svg:width="4.98cm" svg:height="1.863cm" svg:x="7.354cm" svg:y="3.423cm">
          <text:p text:style-name="P1">Homework </text:p>
          <text:p text:style-name="P1">First Page</text:p>
          <text:p text:style-name="P1">Display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3" draw:text-style-name="P1" draw:layer="layout" svg:width="3.95cm" svg:height="1.597cm" svg:x="13.965cm" svg:y="3.689cm">
          <text:p text:style-name="P1">Partially </text:p>
          <text:p text:style-name="P1">Hard-Coded</text:p>
          <text:p text:style-name="P1">Homework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0" draw:text-style-name="P2" draw:layer="layout" svg:x1="13.88cm" svg:y1="4.488cm" svg:x2="11.819cm" svg:y2="4.488cm">
          <text:p/>
        </draw:line>
        <draw:line draw:style-name="gr10" draw:text-style-name="P2" draw:layer="layout" svg:x1="7.697cm" svg:y1="4.488cm" svg:x2="5.379cm" svg:y2="4.488cm">
          <text:p/>
        </draw:line>
        <draw:custom-shape draw:style-name="gr34" draw:text-style-name="P1" draw:layer="layout" svg:width="3.692cm" svg:height="1.863cm" svg:x="2.374cm" svg:y="3.512cm">
          <text:p text:style-name="P1">Random</text:p>
          <text:p text:style-name="P1">Question</text:p>
          <text:p text:style-name="P1">Generating</text:p>
          <text:p text:style-name="P1">Algorithms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line draw:style-name="gr10" draw:text-style-name="P2" draw:layer="layout" svg:x1="9.672cm" svg:y1="5.375cm" svg:x2="9.672cm" svg:y2="7.149cm">
          <text:p/>
        </draw:line>
        <draw:custom-shape draw:style-name="gr35" draw:text-style-name="P1" draw:layer="layout" svg:width="5.152cm" svg:height="1.596cm" svg:x="6.924cm" svg:y="10.785cm">
          <text:p text:style-name="P1">Input Solution</text:p>
          <text:p text:style-name="P1">To Questio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6" draw:text-style-name="P1" draw:layer="layout" svg:width="3.521cm" svg:height="2.306cm" svg:x="7.939cm" svg:y="7.188cm">
          <text:p text:style-name="P1">FOR Question</text:p>
          <text:p text:style-name="P1">IN Homework</text:p>
          <text:p text:style-name="P1">DO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10" draw:text-style-name="P2" draw:layer="layout" svg:x1="9.672cm" svg:y1="9.454cm" svg:x2="9.672cm" svg:y2="10.784cm">
          <text:p/>
        </draw:line>
        <draw:custom-shape draw:style-name="gr37" draw:text-style-name="P1" draw:layer="layout" svg:width="5.152cm" svg:height="2.04cm" svg:x="5.344cm" svg:y="26.891cm">
          <text:p text:style-name="P1">Last Question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0" draw:text-style-name="P2" draw:layer="layout" svg:x1="9.433cm" svg:y1="12.381cm" svg:x2="9.433cm" svg:y2="13.623cm">
          <text:p/>
        </draw:line>
        <draw:custom-shape draw:style-name="gr38" draw:text-style-name="P1" draw:layer="layout" svg:width="5.066cm" svg:height="1.863cm" svg:x="6.924cm" svg:y="13.623cm">
          <text:p text:style-name="P1">Validate Solutio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0" draw:text-style-name="P2" draw:layer="layout" svg:x1="9.5cm" svg:y1="15.574cm" svg:x2="9.5cm" svg:y2="17.348cm">
          <text:p/>
        </draw:line>
        <draw:custom-shape draw:style-name="gr39" draw:text-style-name="P1" draw:layer="layout" svg:width="5.409cm" svg:height="1.952cm" svg:x="6.839cm" svg:y="17.259cm">
          <text:p text:style-name="P1">Correct Answer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0" draw:text-style-name="P1" draw:layer="layout" svg:width="3.606cm" svg:height="2.129cm" svg:x="1.687cm" svg:y="17.082cm">
          <text:p text:style-name="P1">Wrong Data</text:p>
          <text:p text:style-name="P1">Typ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0" draw:text-style-name="P2" draw:layer="layout" svg:x1="2.46cm" svg:y1="17.526cm" svg:x2="2.46cm" svg:y2="15.486cm">
          <text:p/>
        </draw:line>
        <draw:line draw:style-name="gr10" draw:text-style-name="P2" draw:layer="layout" svg:x1="4.434cm" svg:y1="17.526cm" svg:x2="4.434cm" svg:y2="15.486cm">
          <text:p/>
        </draw:line>
        <draw:frame draw:style-name="gr19" draw:text-style-name="P3" draw:layer="layout" svg:width="3.97cm" svg:height="1.309cm" svg:x="2.545cm" svg:y="16.34cm">
          <draw:text-box>
            <text:p>Yes <text:s text:c="4"/>No</text:p>
          </draw:text-box>
        </draw:frame>
        <draw:custom-shape draw:style-name="gr41" draw:text-style-name="P1" draw:layer="layout" svg:width="3.864cm" svg:height="2.129cm" svg:x="1.687cm" svg:y="13.357cm">
          <text:p text:style-name="P1">Display</text:p>
          <text:p text:style-name="P1">ErrorMessage</text:p>
          <text:p text:style-name="P1">2 <text:s text:c="6"/>3 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4" draw:text-style-name="P2" draw:layer="layout" svg:x1="3.662cm" svg:y1="13.357cm" svg:x2="3.662cm" svg:y2="11.583cm">
          <text:p/>
        </draw:line>
        <draw:line draw:style-name="gr10" draw:text-style-name="P2" draw:layer="layout" svg:x1="3.662cm" svg:y1="11.583cm" svg:x2="7.44cm" svg:y2="11.583cm">
          <text:p/>
        </draw:line>
        <draw:line draw:style-name="gr10" draw:text-style-name="P2" draw:layer="layout" svg:x1="7.955cm" svg:y1="18.59cm" svg:x2="7.955cm" svg:y2="20.63cm">
          <text:p/>
        </draw:line>
        <draw:frame draw:style-name="gr42" draw:text-style-name="P3" draw:layer="layout" svg:width="2.233cm" svg:height="0.798cm" svg:x="6.495cm" svg:y="19.477cm">
          <draw:text-box>
            <text:p>No</text:p>
          </draw:text-box>
        </draw:frame>
        <draw:custom-shape draw:style-name="gr43" draw:text-style-name="P1" draw:layer="layout" svg:width="3.95cm" svg:height="1.596cm" svg:x="5.98cm" svg:y="20.63cm">
          <text:p text:style-name="P1">First Try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3" draw:text-style-name="P2" draw:layer="layout" svg:x1="5.889cm" svg:y1="21.4cm" svg:x2="3.485cm" svg:y2="21.4cm">
          <text:p/>
        </draw:line>
        <draw:frame draw:style-name="gr44" draw:text-style-name="P3" draw:layer="layout" svg:width="2.06cm" svg:height="0.78cm" svg:x="3.743cm" svg:y="20.602cm">
          <draw:text-box>
            <text:p>Yes</text:p>
          </draw:text-box>
        </draw:frame>
        <draw:line draw:style-name="gr10" draw:text-style-name="P2" draw:layer="layout" svg:x1="3.48cm" svg:y1="21.4cm" svg:x2="3.48cm" svg:y2="19.183cm">
          <text:p/>
        </draw:line>
        <draw:line draw:style-name="gr10" draw:text-style-name="P2" draw:layer="layout" svg:x1="7.942cm" svg:y1="22.155cm" svg:x2="7.942cm" svg:y2="23.84cm">
          <text:p/>
        </draw:line>
        <draw:frame draw:style-name="gr42" draw:text-style-name="P3" draw:layer="layout" svg:width="2.147cm" svg:height="0.798cm" svg:x="6.568cm" svg:y="22.687cm">
          <draw:text-box>
            <text:p>No</text:p>
          </draw:text-box>
        </draw:frame>
        <draw:line draw:style-name="gr10" draw:text-style-name="P2" draw:layer="layout" svg:x1="5.344cm" svg:y1="27.867cm" svg:x2="3.369cm" svg:y2="27.867cm">
          <text:p/>
        </draw:line>
        <draw:frame draw:style-name="gr42" draw:text-style-name="P3" draw:layer="layout" svg:width="2.061cm" svg:height="0.798cm" svg:x="3.712cm" svg:y="26.98cm">
          <draw:text-box>
            <text:p>Yes</text:p>
          </draw:text-box>
        </draw:frame>
        <draw:custom-shape draw:style-name="gr45" draw:text-style-name="P1" draw:layer="layout" svg:width="2.554cm" svg:height="1.548cm" svg:x="0.861cm" svg:y="27.24cm">
          <text:p text:style-name="P1">Save</text:p>
          <text:p text:style-name="P1">Results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2.425cm" svg:y1="27.246cm" svg:x2="2.425cm" svg:y2="25.738cm">
          <text:p/>
        </draw:line>
        <draw:frame draw:style-name="gr19" draw:text-style-name="P3" draw:layer="layout" svg:width="4.8cm" svg:height="1.309cm" svg:x="0.915cm" svg:y="24.84cm">
          <draw:text-box>
            <text:p>See Figure __</text:p>
          </draw:text-box>
        </draw:frame>
        <draw:line draw:style-name="gr14" draw:text-style-name="P2" draw:layer="layout" svg:x1="10.496cm" svg:y1="27.867cm" svg:x2="13.415cm" svg:y2="27.867cm">
          <text:p/>
        </draw:line>
        <draw:line draw:style-name="gr14" draw:text-style-name="P2" draw:layer="layout" svg:x1="13.415cm" svg:y1="27.84cm" svg:x2="13.45cm" svg:y2="11.849cm">
          <text:p/>
        </draw:line>
        <draw:line draw:style-name="gr10" draw:text-style-name="P2" draw:layer="layout" svg:x1="13.45cm" svg:y1="11.849cm" svg:x2="11.389cm" svg:y2="11.849cm">
          <text:p/>
        </draw:line>
        <draw:line draw:style-name="gr10" draw:text-style-name="P2" draw:layer="layout" svg:x1="11.475cm" svg:y1="18.59cm" svg:x2="11.475cm" svg:y2="20.364cm">
          <text:p/>
        </draw:line>
        <draw:custom-shape draw:style-name="gr46" draw:text-style-name="P1" draw:layer="layout" svg:width="3.6cm" svg:height="1.5cm" svg:x="6.015cm" svg:y="23.94cm">
          <text:p text:style-name="P1">Display</text:p>
          <text:p text:style-name="P1">Correct</text:p>
          <text:p text:style-name="P1">Answ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47" draw:text-style-name="P3" draw:layer="layout" svg:width="2.8cm" svg:height="0.8cm" svg:x="10.815cm" svg:y="26.94cm">
          <draw:text-box>
            <text:p>No</text:p>
          </draw:text-box>
        </draw:frame>
        <draw:line draw:style-name="gr10" draw:text-style-name="P2" draw:layer="layout" svg:x1="7.815cm" svg:y1="25.44cm" svg:x2="7.815cm" svg:y2="26.84cm">
          <text:p/>
        </draw:line>
        <draw:custom-shape draw:style-name="gr48" draw:text-style-name="P1" draw:layer="layout" svg:width="3.1cm" svg:height="1.4cm" svg:x="10.115cm" svg:y="20.64cm">
          <text:p text:style-name="P1">Score +=</text:p>
          <text:p text:style-name="P1">No_of_marks</text:p>
          <draw:enhanced-geometry svg:viewBox="0 0 21600 21600" draw:type="rectangle" draw:enhanced-path="M 0 0 L 21600 0 21600 21600 0 21600 0 0 Z N"/>
        </draw:custom-shape>
        <draw:line draw:style-name="gr49" draw:text-style-name="P2" draw:layer="layout" svg:x1="11.615cm" svg:y1="22.04cm" svg:x2="11.615cm" svg:y2="26.24cm">
          <text:p/>
        </draw:line>
        <draw:line draw:style-name="gr49" draw:text-style-name="P2" draw:layer="layout" svg:x1="11.615cm" svg:y1="26.24cm" svg:x2="9.415cm" svg:y2="26.24cm">
          <text:p/>
        </draw:line>
        <draw:line draw:style-name="gr50" draw:text-style-name="P2" draw:layer="layout" svg:x1="9.415cm" svg:y1="26.177cm" svg:x2="9.415cm" svg:y2="27.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3" svg:font-family="'Courier New'" style:font-adornments="Regular" style:font-family-generic="modern" style:font-pitch="fixed"/>
    <style:font-face style:name="Courier New2" svg:font-family="'Courier New'" style:font-adornments="Regular" style:font-family-generic="modern" style:font-pitch="variable"/>
    <style:font-face style:name="Courier New" svg:font-family="'Courier New'" style:font-family-generic="roman" style:font-pitch="variable"/>
    <style:font-face style:name="Courier New1" svg:font-family="'Courier New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opacity="50%" draw:fill-image-width="0cm" draw:fill-image-height="0cm" draw:textarea-horizontal-align="justify" fo:padding-top="0.125cm" fo:padding-bottom="0.125cm" fo:padding-left="0.25cm" fo:padding-right="0.25cm" draw:shadow="visible" draw:shadow-offset-x="0.2cm" draw:shadow-offset-y="0.2cm" draw:shadow-color="#999999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urier New3" fo:font-family="'Courier New'" style:font-style-name="Regular" style:font-family-generic="modern" style:font-pitch="fixed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textarea-horizontal-align="justify" draw:textarea-vertical-align="middle" draw:fit-to-size="false" fo:padding-top="2cm" fo:padding-bottom="0.5cm" fo:padding-left="1cm" fo:padding-right="1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4cm" fo:margin-bottom="0.522cm" fo:margin-left="0.515cm" fo:margin-right="0.504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8T13:11:46.871000000</meta:creation-date>
    <dc:date>2015-10-28T15:07:00.771000000</dc:date>
    <meta:editing-duration>PT1H23M23S</meta:editing-duration>
    <meta:editing-cycles>19</meta:editing-cycles>
    <meta:generator>LibreOffice/5.0.2.2$Windows_x86 LibreOffice_project/37b43f919e4de5eeaca9b9755ed688758a8251fe</meta:generator>
    <meta:document-statistic meta:object-count="120"/>
  </office:meta>
</office:document-meta>
</file>